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'Google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m" svg:font-family="rem, 'Google Sans Text', 'Google Sans', sans-serif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bold"/>
    </style:style>
    <style:style style:name="P3" style:family="paragraph" style:parent-style-name="Standard">
      <style:paragraph-properties fo:margin-left="0cm" fo:margin-right="0cm" style:line-height-at-least="0.529cm" fo:text-indent="0cm" style:auto-text-indent="false"/>
      <style:text-properties fo:font-variant="normal" fo:text-transform="none" style:font-name="Google Sans Text" fo:font-size="10.5pt" fo:letter-spacing="normal" fo:font-style="normal" fo:font-weight="normal"/>
    </style:style>
    <style:style style:name="P4" style:family="paragraph" style:parent-style-name="Table_20_Contents">
      <style:paragraph-properties fo:margin-left="0cm" fo:margin-right="0cm" fo:line-height="150%" fo:text-indent="0cm" style:auto-text-indent="false"/>
      <style:text-properties fo:font-variant="normal" fo:text-transform="none" style:font-name="rem" fo:font-size="10.5pt" fo:letter-spacing="normal" fo:font-style="normal" fo:font-weight="normal" officeooo:paragraph-rsid="0004e38e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529cm" fo:text-indent="0cm" style:auto-text-indent="false"/>
      <style:text-properties fo:font-variant="normal" fo:text-transform="none" style:font-name="Google Sans Text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variant="normal" fo:text-transform="none" style:font-name="rem" fo:font-size="10.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officeooo:rsid="0004e38e"/>
    </style:style>
    <style:style style:name="T3" style:family="text">
      <style:text-properties fo:font-style="italic"/>
    </style:style>
    <style:style style:name="T4" style:family="text">
      <style:text-properties fo:font-weight="bold" officeooo:rsid="0004e38e"/>
    </style:style>
    <style:style style:name="T5" style:family="text">
      <style:text-properties style:text-underline-style="none" officeooo:rsid="0004e38e"/>
    </style:style>
    <style:style style:name="T6" style:family="text">
      <style:text-properties style:text-underline-style="none" fo:font-weight="bold" officeooo:rsid="0004e3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ltivo Asistido por IA: Diagnóstico y Trazabilidad Digital</text:p>
      <text:p text:style-name="Standard"/>
      <text:p text:style-name="P1">La aplicación debe enfocarse en resolver los principales puntos de dolor del cultivador: la <text:span text:style-name="T1">ambigüedad de los síntomas</text:span> que genera bloqueo mental y la <text:span text:style-name="T1">sobrecarga de información</text:span> que abruma al novato. El objetivo central es actuar como un <text:span text:style-name="T1">"solucionador de problemas"</text:span> y un <text:span text:style-name="T1">"manual de acompañamiento"</text:span> que ofrezca herramientas de control y sistematización.</text:p>
      <text:p text:style-name="P1">A continuación, se propone un conjunto de funcionalidades simples, prácticas y de alto impacto real, basadas directamente en las necesidades y oportunidades detectadas en las fuentes:</text:p>
      <text:p text:style-name="P2">Funcionalidades Clave de la Aplicación para Cultivadores</text:p>
      <text:p text:style-name="P3">1. Solucionador de Problemas por Inteligencia Artificial (IA)</text:p>
      <text:p text:style-name="P1">Esta es la funcionalidad de mayor impacto, ya que aborda la frustración central de que los síntomas en las plantas son <text:span text:style-name="T1">"muy ambiguos"</text:span> y vuelven loco al cultivador.</text:p>
      <text:p text:style-name="P4">Funcionalidad <text:span text:style-name="T2">1</text:span>: <text:span text:style-name="T1">Diagnóstico Contextualizado (IA):</text:span> Permite al usuario subir <text:span text:style-name="T1">fotos</text:span> de la planta enferma. El sistema usa IA para cruzar la imagen con <text:span text:style-name="T1">datos ambientales en tiempo real</text:span> (EC, pH, VPD) y el <text:span text:style-name="T1">estadio de crecimiento</text:span> de la planta. Impacto / Beneficio: Elimina la <text:span text:style-name="T1">ambigüedad</text:span> de los síntomas y supera el <text:span text:style-name="T1">bloqueo mental</text:span> que impide la acción. Fundamento en las Fuentes:El mercado tiene la <text:span text:style-name="T1">oportunidad</text:span> de desarrollar un "solucionador de problemas" integrado que ofrezca un <text:span text:style-name="T1">diagnóstico singular y contextualizado</text:span> mediante IA.</text:p>
      <text:p text:style-name="P4">Funcionalidad <text:span text:style-name="T2">2</text:span>: <text:span text:style-name="T1">Acción Correctiva Única:</text:span> Después del diagnóstico, la <text:span text:style-name="T3">app</text:span> proporciona una <text:span text:style-name="T1">acción correctiva única</text:span> y precisa (ej.: "Realiza lavado de raíces y ajusta el pH del agua a 6.2"). Impacto / Beneficio: Previene el <text:span text:style-name="T1">ciclo vicioso de la ineficacia</text:span> (ensayo y error) y la tendencia a probar "toda la mierda avanzada primero" que resulta contraproducente. Fundamento en las Fuentes: La respuesta debe ser una <text:span text:style-name="T1">acción correctiva única</text:span> y específica, lo que cumple con la petición implícita de una <text:span text:style-name="T1">guía sencilla y práctica</text:span>.</text:p>
      <text:p text:style-name="P5">2. Módulo de Trazabilidad y Protocolos Simplificados</text:p>
      <text:p text:style-name="P6">Esta funcionalidad aborda la necesidad de <text:span text:style-name="T1">disciplina y constancia</text:span> y contrarresta la <text:span text:style-name="T1">sobredosis de información</text:span> inicial.</text:p>
      <text:p text:style-name="P4">Funcionalidad <text:span text:style-name="T2">3: </text:span><text:span text:style-name="T4">Calendario de Cultivo por Fases:</text:span><text:span text:style-name="T2"> Ofrece </text:span><text:span text:style-name="T4">protocolos claros y consistentes</text:span><text:span text:style-name="T2"> y </text:span><text:span text:style-name="T4">guías semana a semana para la floración</text:span><text:span text:style-name="T2">. El cultivador puede registrar y seguir su plan de riego, nutrición e iluminación. Impacto / Beneficio: Permite la </text:span><text:span text:style-name="T4">sistematización y asesoría simplificada</text:span><text:span text:style-name="T2">, cumpliendo con la </text:span><text:span text:style-name="T4">estandarización</text:span><text:span text:style-name="T2"> que buscan los usuarios inexpertos. Fundamento en las Fuentes: Se debe desarrollar una </text:span><text:span text:style-name="T4">aplicación para seguimiento y calendarización</text:span><text:span text:style-name="T2"> que ofrezca contenidos </text:span><text:span text:style-name="T4">altamente estructurados</text:span><text:span text:style-name="T2">.</text:span></text:p>
      <text:p text:style-name="P4">Funcionalidad <text:span text:style-name="T2">4: </text:span><text:span text:style-name="T4">Registro de Parámetros Críticos (Bitácora Digital):</text:span><text:span text:style-name="T2"> Permite al usuario registrar los valores medidos (pH, EC, temperatura, humedad) y las acciones tomadas (fertilización, poda). Impacto / Beneficio: Mejora la </text:span><text:span text:style-name="T4">trazabilidad</text:span><text:span text:style-name="T2"> para reducir errores humanos y facilita la </text:span><text:span text:style-name="T4">constancia</text:span><text:span text:style-name="T2"> necesaria en el proceso. Se pueden usar hojas de cálculo para </text:span><text:span text:style-name="T4">analizar y ordenar información</text:span><text:span text:style-name="T2"> consistente.</text:span></text:p>
      <text:p text:style-name="P4">Funcionalidad <text:span text:style-name="T2">5: </text:span><text:span text:style-name="T4">Protocolos Adaptativos (Oportunidad Futura):</text:span><text:span text:style-name="T2"> Permite ingresar la </text:span><text:span text:style-name="T4">genética</text:span><text:span text:style-name="T2"> de la planta cultivada y ajusta automáticamente el </text:span><text:span text:style-name="T4">protocolo de Fertirrigación/VPD optimizado</text:span><text:span text:style-name="T2">. Impacto / Beneficio: Ofrece </text:span><text:span text:style-name="T4">personalización</text:span><text:span text:style-name="T2"> y reduce el </text:span><text:span text:style-name="T4">ensayo y error</text:span><text:span text:style-name="T2"> asociado a la alta variabilidad genética.</text:span></text:p>
      <text:p text:style-name="P5">3. Herramientas de Control Ambiental Simplificado</text:p>
      <text:p text:style-name="P6"><text:soft-page-break/>Aborda el alto costo del fracaso y la dificultad de manejar parámetros técnicos complejos.</text:p>
      <text:p text:style-name="P4">Funcionalidad <text:span text:style-name="T2">6: </text:span><text:span text:style-name="T4">Calculadora y Monitor de VPD:</text:span><text:span text:style-name="T2"> Muestra el valor del </text:span><text:span text:style-name="T4">Déficit de Presión de Vapor (VPD)</text:span><text:span text:style-name="T2"> en tiempo real (si está conectado a un sensor, siguiendo la tendencia de mercado) y lo compara con el </text:span><text:span text:style-name="T4">VPD ideal para cada etapa de crecimiento</text:span><text:span text:style-name="T2">. Impacto / Beneficio: El control del VPD es la </text:span><text:span text:style-name="T4">clave para la salud y la fotosíntesis</text:span><text:span text:style-name="T2">, previniendo activamente problemas como el estrés hídrico, el moho y las plagas. Fundamento en las Fuentes: Las herramientas digitales y calculadoras de VPD ya están disponibles y son críticas para el </text:span><text:span text:style-name="T4">monitoreo continuo</text:span><text:span text:style-name="T2"> y la reducción de fluctuaciones.</text:span></text:p>
      <text:p text:style-name="P4">Funcionalidad <text:span text:style-name="T2">7: </text:span><text:span text:style-name="T4">Alertas de Desviación:</text:span><text:span text:style-name="T2"> Notifica al cultivador cuando parámetros como el pH o la EC se encuentran fuera del rango de seguridad o cuando un fallo de equipo podría llevar a humedad del 100%. Impacto / Beneficio: </text:span><text:span text:style-name="T5">Ayuda a </text:span><text:span text:style-name="T6">monitorear automáticamente parámetros críticos</text:span><text:span text:style-name="T5"> para prevenir el </text:span><text:span text:style-name="T6">bloqueo de nutrientes</text:span><text:span text:style-name="T5"> y reduce la preocupación </text:span><text:span text:style-name="T6">angustiante</text:span><text:span text:style-name="T5"> por la humedad.</text:span></text:p>
      <text:p text:style-name="P6"/>
      <text:p text:style-name="P6">Estas funcionalidades buscan ofrecer <text:span text:style-name="T1">soluciones integrales</text:span> que combinen la <text:span text:style-name="T1">Inteligencia</text:span> (IA para diagnóstico) con la <text:span text:style-name="T1">Democratización</text:span> (simplificación de protocolos técnicos), ayudando al cultivador a pequeña escala a <text:span text:style-name="T1">superar la parálisis y la sobrecarga informativa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'Google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em" svg:font-family="rem, 'Google Sans Text', 'Google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16:57:03.486947100</meta:creation-date>
    <dc:date>2025-12-01T10:27:56.174445300</dc:date>
    <meta:editing-duration>PT5H40M38S</meta:editing-duration>
    <meta:editing-cycles>3</meta:editing-cycles>
    <meta:generator>LibreOffice/25.2.7.2$Windows_X86_64 LibreOffice_project/5cbfd1ab6520636bb5f7b99185aa69bd7456825d</meta:generator>
    <meta:print-date>2025-12-01T04:26:09.606199600</meta:print-date>
    <meta:printed-by>Archivos PDF</meta:printed-by>
    <meta:document-statistic meta:table-count="0" meta:image-count="0" meta:object-count="0" meta:page-count="2" meta:paragraph-count="18" meta:word-count="689" meta:character-count="4644" meta:non-whitespace-character-count="3973"/>
  </office:meta>
</office:document-meta>
</file>